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pd1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elay (ms)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APN Type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Mean</text:p>
          </table:table-cell>
          <table:table-cell table:style-name="ce1" office:value-type="string" calcext:value-type="string">
            <text:p>Mean deviatio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loud APN</text:p>
          </table:table-cell>
          <table:table-cell office:value-type="string" calcext:value-type="string">
            <text:p>Cloud to UE</text:p>
          </table:table-cell>
          <table:table-cell office:value-type="float" office:value="70.966" calcext:value-type="float">
            <text:p>70.966</text:p>
          </table:table-cell>
          <table:table-cell office:value-type="float" office:value="30.977" calcext:value-type="float">
            <text:p>30.977</text:p>
          </table:table-cell>
        </table:table-row>
        <table:table-row table:style-name="ro1">
          <table:covered-table-cell/>
          <table:table-cell office:value-type="string" calcext:value-type="string">
            <text:p>UE to Cloud</text:p>
          </table:table-cell>
          <table:table-cell office:value-type="float" office:value="72.837" calcext:value-type="float">
            <text:p>72.837</text:p>
          </table:table-cell>
          <table:table-cell office:value-type="float" office:value="26.628" calcext:value-type="float">
            <text:p>26.628</text:p>
          </table:table-cell>
        </table:table-row>
        <table:table-row table:style-name="ro1">
          <table:covered-table-cell/>
          <table:table-cell office:value-type="string" calcext:value-type="string">
            <text:p>UE to Edge (routed from Cloud)</text:p>
          </table:table-cell>
          <table:table-cell office:value-type="float" office:value="92.477" calcext:value-type="float">
            <text:p>92.477</text:p>
          </table:table-cell>
          <table:table-cell office:value-type="float" office:value="60.416" calcext:value-type="float">
            <text:p>60.4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Edge APN</text:p>
          </table:table-cell>
          <table:table-cell office:value-type="string" calcext:value-type="string">
            <text:p>Edge to UE</text:p>
          </table:table-cell>
          <table:table-cell office:value-type="float" office:value="27.47" calcext:value-type="float">
            <text:p>27.47</text:p>
          </table:table-cell>
          <table:table-cell office:value-type="float" office:value="52.148" calcext:value-type="float">
            <text:p>52.148</text:p>
          </table:table-cell>
        </table:table-row>
        <table:table-row table:style-name="ro1">
          <table:covered-table-cell/>
          <table:table-cell office:value-type="string" calcext:value-type="string">
            <text:p>UE to Edge</text:p>
          </table:table-cell>
          <table:table-cell office:value-type="float" office:value="28" calcext:value-type="float">
            <text:p>28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covered-table-cell/>
          <table:table-cell office:value-type="string" calcext:value-type="string">
            <text:p>UE to Cloud (routed from Edge)</text:p>
          </table:table-cell>
          <table:table-cell office:value-type="float" office:value="44.458" calcext:value-type="float">
            <text:p>44.458</text:p>
          </table:table-cell>
          <table:table-cell office:value-type="float" office:value="23.841" calcext:value-type="float">
            <text:p>23.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3T11:36:38.329997891</dc:date>
    <meta:editing-duration>PT17H10M12S</meta:editing-duration>
    <meta:editing-cycles>5</meta:editing-cycles>
    <meta:document-statistic meta:table-count="1" meta:cell-count="25" meta:object-count="0"/>
  </office:meta>
</office:document-meta>
</file>